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 style:data-style-name="N100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fo:break-before="auto" fo:break-after="auto" table:align="left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323cm"/>
    </style:style>
    <style:style style:name="Tableau2.E" style:family="table-column">
      <style:table-column-properties style:column-width="4.05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409cm" fo:keep-together="always"/>
    </style:style>
    <style:style style:name="Tableau2.A3" style:family="table-cell" style:data-style-name="N100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 style:data-style-name="N100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 style:data-style-name="N100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2.A7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97a6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34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128cf7b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48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5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5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5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6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63" style:family="paragraph" style:parent-style-name="Standard">
      <style:paragraph-properties fo:background-color="#ffff99" fo:padding="0.049cm" fo:border="0.06pt solid #ff3366" style:shadow="none">
        <style:tab-stops/>
        <style:background-image/>
      </style:paragraph-properties>
      <style:text-properties style:font-name="Calibri" fo:font-size="10pt" fo:font-weight="normal" officeooo:paragraph-rsid="01acb76c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officeooo:paragraph-rsid="0186ea4d" style:font-size-asian="10pt" style:font-size-complex="10pt"/>
    </style:style>
    <style:style style:name="P65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text-properties style:font-name="Calibri" officeooo:paragraph-rsid="00f867dd"/>
    </style:style>
    <style:style style:name="P6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9b4ba0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b0e54a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3ad84c" officeooo:paragraph-rsid="01b0e54a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fa703" style:font-size-asian="10.5pt" style:font-style-asian="normal" style:font-weight-asian="bold" style:font-size-complex="10.5pt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b0e54a" officeooo:paragraph-rsid="01b0e54a" style:font-size-asian="10.5pt" style:font-style-asian="normal" style:font-weight-asian="bold" style:font-size-complex="10.5pt" style:font-style-complex="normal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300d16" style:font-size-asian="10pt" style:font-weight-asian="normal" style:font-size-complex="10pt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8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1197522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12f11c8" style:font-size-asian="10.5pt" style:font-weight-asian="bold" style:font-size-complex="10.5pt" style:font-weight-complex="bold"/>
    </style:style>
    <style:style style:name="T2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officeooo:rsid="00f4b71e"/>
    </style:style>
    <style:style style:name="T28" style:family="text">
      <style:text-properties officeooo:rsid="01a9e8d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9"><text:text-input text:description="&lt;company.name&gt;">Company Name</text:text-input></text:span><text:span text:style-name="T10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0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5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4"><text:span text:style-name="T18"><text:text-input text:description="&lt;if test=&quot;o.type == 'out' and o.sale_id &quot;&gt;">If</text:text-input></text:span><text:span text:style-name="T18"> </text:span></text:p>
            <text:p text:style-name="P19"><text:text-input text:description="&lt;if test=&quot;o.sale_id.partner_id and o.sale_id.partner_invoice_id&quot;&gt;">If</text:text-input> </text:p>
            <text:p text:style-name="P13">Adresse de <text:span text:style-name="T27">facturation</text:span>:</text:p>
            <text:p text:style-name="P20"><text:text-input text:description="&lt;get_partner_address(o.sale_id.partner_id, o.sale_id.partner_invoice_id, True)&gt;">get_partner_address</text:text-input></text:p>
            <text:p text:style-name="P22"><text:text-input text:description="&lt;/if&gt;">Endif</text:text-input></text:p>
            <text:p text:style-name="P65"><text:text-input text:description="&lt;/if&gt;">Endif</text:text-input></text:p>
          </table:table-cell>
          <table:table-cell table:style-name="Tableau1.B1" office:value-type="string">
            <text:p text:style-name="P55"><text:text-input text:description="&lt;if test=&quot;o.address_id&quot;&gt;">If</text:text-input></text:p>
            <text:p text:style-name="P55"><text:text-input text:description="&lt;if test=&quot;o.type in ('internal', 'out') &quot;&gt;">If</text:text-input></text:p>
            <text:p text:style-name="P57">Adresse de livraison:</text:p>
            <text:p text:style-name="P56"><text:text-input text:description="&lt;/if&gt;">Endif</text:text-input></text:p>
            <text:p text:style-name="P56"><text:text-input text:description="&lt;if test=&quot;o.type == 'in' &quot;&gt;">If</text:text-input></text:p>
            <text:p text:style-name="P58">Adresse de <text:span text:style-name="T28">l'expéditeur</text:span>:</text:p>
            <text:p text:style-name="P56"><text:text-input text:description="&lt;/if&gt;">Endif</text:text-input></text:p>
            <text:p text:style-name="P67"><text:text-input text:description="&lt;get_partner_address(o.address_id.partner_id, o.address_id)&gt;">get_partner_address</text:text-input></text:p>
            <text:p text:style-name="P54"><text:text-input text:description="&lt;/if&gt;">Endif</text:text-input></text:p>
          </table:table-cell>
        </table:table-row>
      </table:table>
      <text:p text:style-name="P51"/>
      <text:p text:style-name="P23"><text:text-input text:description="&lt;if test=&quot;o.type == 'out'&quot;&gt;">If</text:text-input></text:p>
      <text:p text:style-name="P39"><text:span text:style-name="T15">Bon de livraison </text:span><text:span text:style-name="T14"><text:text-input text:description="&lt;o.name&gt;">No</text:text-input></text:span></text:p>
      <text:p text:style-name="P24"><text:text-input text:description="&lt;/if&gt;">Endif</text:text-input></text:p>
      <text:p text:style-name="P24"><text:text-input text:description="&lt;if test=&quot;o.type == 'internal'&quot;&gt;">If</text:text-input></text:p>
      <text:p text:style-name="P40"><text:span text:style-name="T15">Bon de </text:span><text:span text:style-name="T16">préparation</text:span><text:span text:style-name="T15"> </text:span><text:span text:style-name="T14"><text:text-input text:description="&lt;o.name&gt;">No</text:text-input></text:span></text:p>
      <text:p text:style-name="P25"><text:text-input text:description="&lt;/if&gt;">Endif</text:text-input></text:p>
      <text:p text:style-name="P25"><text:text-input text:description="&lt;if test=&quot;o.type == 'in'&quot;&gt;">If</text:text-input></text:p>
      <text:p text:style-name="P41"><text:span text:style-name="T15">Bon de </text:span><text:span text:style-name="T17">réception</text:span><text:span text:style-name="T15"> </text:span><text:span text:style-name="T14"><text:text-input text:description="&lt;o.name&gt;">No</text:text-input></text:span></text:p>
      <text:p text:style-name="P25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10">Date</text:p>
            </table:table-cell>
            <table:table-cell table:style-name="Tableau4.A1" office:value-type="string">
              <text:p text:style-name="P26"><text:text-input text:description="&lt;if test=&quot;o.type in ('in','out')&quot;&gt;">If</text:text-input></text:p>
              <text:p text:style-name="P47"><text:span text:style-name="T26">C</text:span><text:span text:style-name="T25">ommande</text:span></text:p>
              <text:p text:style-name="P26"><text:text-input text:description="&lt;/if&gt;">Endif</text:text-input></text:p>
              <text:p text:style-name="P27"><text:text-input text:description="&lt;if test=&quot;o.type == 'internal' &quot;&gt;">If</text:text-input></text:p>
              <text:p text:style-name="P84">Production</text:p>
              <text:p text:style-name="P27"><text:text-input text:description="&lt;/if&gt;">Endif</text:text-input></text:p>
            </table:table-cell>
            <table:table-cell table:style-name="Tableau4.A1" office:value-type="string">
              <text:p text:style-name="P26"><text:text-input text:description="&lt;if test=&quot;o.type == 'out' &quot;&gt;">If</text:text-input></text:p>
              <text:p text:style-name="P37"><text:span text:style-name="T23">P</text:span><text:span text:style-name="T22">réparateur</text:span></text:p>
              <text:p text:style-name="P26"><text:text-input text:description="&lt;/if&gt;">Endif</text:text-input></text:p>
              <text:p text:style-name="P26"><text:text-input text:description="&lt;if test=&quot;o.type in ('in', 'internal')&quot;&gt;">If</text:text-input></text:p>
              <text:p text:style-name="P87">Demandeur</text:p>
              <text:p text:style-name="P26"><text:text-input text:description="&lt;/if&gt;">Endif</text:text-input></text:p>
            </table:table-cell>
            <table:table-cell table:style-name="Tableau4.D1" office:value-type="string">
              <text:p text:style-name="P48">Reliquat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15"><text:text-input text:description="&lt;if test=&quot;o.date_done&quot;&gt;">If</text:text-input></text:p>
            <text:p text:style-name="P31"><text:text-input text:description="&lt;formatLang(o.date_done,date = True)&gt;">Date</text:text-input></text:p>
            <text:p text:style-name="P15"><text:text-input text:description="&lt;/if&gt;">Endif</text:text-input></text:p>
            <text:p text:style-name="P15"><text:text-input text:description="&lt;if test=&quot;not o.date_done&quot;&gt;">If</text:text-input></text:p>
            <text:p text:style-name="P74"><text:text-input text:description="&lt;formatLang(o.min_date,date = True)&gt;">Date</text:text-input></text:p>
            <text:p text:style-name="P78"><text:text-input text:description="&lt;/if&gt;">Endif</text:text-input></text:p>
          </table:table-cell>
          <table:table-cell table:style-name="Tableau4.A2" office:value-type="float" office:value="0">
            <text:p text:style-name="P26"><text:text-input text:description="&lt;if test=&quot;o.purchase_id&quot;&gt;">If</text:text-input></text:p>
            <text:p text:style-name="P75"><text:text-input text:description="&lt;o.purchase_id.name or ''&gt;">Purchase name</text:text-input></text:p>
            <text:p text:style-name="P79"><text:text-input text:description="&lt;/if&gt;">Endif</text:text-input></text:p>
            <text:p text:style-name="P70"><text:text-input text:description="&lt;if test=&quot;o.sale_id&quot;&gt;">If</text:text-input></text:p>
            <text:p text:style-name="P77"><text:text-input text:description="&lt;o.sale_id.name or ''&gt;">Sale name</text:text-input> </text:p>
            <text:p text:style-name="P80"><text:text-input text:description="&lt;/if&gt;">Endif</text:text-input></text:p>
            <text:p text:style-name="P71"><text:text-input text:description="&lt;if test=&quot;o.type == 'internal' &quot;&gt;">If</text:text-input></text:p>
            <text:p text:style-name="P76"><text:text-input text:description="&lt;get_production_order(o) or 'REF Manager'&gt;">get_production_order</text:text-input></text:p>
            <text:p text:style-name="P80"><text:text-input text:description="&lt;/if&gt;">Endif</text:text-input></text:p>
          </table:table-cell>
          <table:table-cell table:style-name="Tableau4.A2" office:value-type="float" office:value="0">
            <text:p text:style-name="P26"><text:text-input text:description="&lt;if test=&quot;o.type == 'out'&quot;&gt;">If</text:text-input></text:p>
            <text:p text:style-name="P36"><text:text-input text:description="&lt;o.write_uid.name or ''&gt;">Last editor</text:text-input></text:p>
            <text:p text:style-name="P26"><text:text-input text:description="&lt;/if&gt;">Endif</text:text-input></text:p>
            <text:p text:style-name="P26"><text:text-input text:description="&lt;if test=&quot;o.type in ('in','internal')&quot;&gt;">If</text:text-input></text:p>
            <text:p text:style-name="P36"><text:text-input text:description="&lt;get_origin_creator(o)&gt;">Origin creator</text:text-input></text:p>
            <text:p text:style-name="P26"><text:text-input text:description="&lt;/if&gt;">Endif</text:text-input></text:p>
          </table:table-cell>
          <table:table-cell table:style-name="Tableau4.D2" office:value-type="float" office:value="0">
            <text:p text:style-name="P28"><text:text-input text:description="&lt;o.backorder_id and o.backorder_id.name or '---'&gt;">Reliquat</text:text-input></text:p>
          </table:table-cell>
        </table:table-row>
      </table:table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83"><text:span text:style-name="T20"><text:text-input text:description="&lt;if test=&quot;o.type in ('in','internal')&quot;&gt;">If</text:text-input></text:span></text:p>
              <text:p text:style-name="P82"><text:span text:style-name="T24">Origine</text:span></text:p>
              <text:p text:style-name="P73"><text:text-input text:description="&lt;/if&gt;">Endif</text:text-input></text:p>
              <text:p text:style-name="P73"><text:text-input text:description="&lt;if test=&quot;o.type == 'out' and o.sale_id &quot;&gt;">If</text:text-input></text:p>
              <text:p text:style-name="P86"><text:span text:style-name="T3">Votre référence</text:span></text:p>
              <text:p text:style-name="P73"><text:text-input text:description="&lt;/if&gt;">Endif</text:text-input></text:p>
            </table:table-cell>
            <table:table-cell table:style-name="Tableau5.A1" office:value-type="string">
              <text:p text:style-name="P12">Type</text:p>
            </table:table-cell>
            <table:table-cell table:style-name="Tableau5.C1" office:value-type="string">
              <text:p text:style-name="P11">Éta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72"><text:text-input text:description="&lt;if test=&quot;o.type in ('in','internal')&quot;&gt;">If</text:text-input></text:p>
            <text:p text:style-name="P81"><text:text-input text:description="&lt;(o.origin) or ''&gt;">Origine</text:text-input></text:p>
            <text:p text:style-name="P72"><text:text-input text:description="&lt;/if&gt;">Endif</text:text-input></text:p>
            <text:p text:style-name="P72"><text:text-input text:description="&lt;if test=&quot;o.type == 'out' and o.sale_id &quot;&gt;">If</text:text-input></text:p>
            <text:p text:style-name="P85"><text:span text:style-name="T6"><text:text-input text:description="&lt;o.sale_id.client_order_ref or ''&gt;">Client ref</text:text-input></text:span></text:p>
            <text:p text:style-name="P72"><text:text-input text:description="&lt;/if&gt;">Endif</text:text-input></text:p>
          </table:table-cell>
          <table:table-cell table:style-name="Tableau5.A2" office:value-type="float" office:value="0">
            <text:p text:style-name="P38"><text:text-input text:description="&lt;get_selection_value('stock.picking', 'type', o.type)&gt;">State</text:text-input></text:p>
          </table:table-cell>
          <table:table-cell table:style-name="Tableau5.C2" office:value-type="float" office:value="0">
            <text:p text:style-name="P35"><text:text-input text:description="&lt;get_selection_value('stock.picking', 'state', o.state)&gt;">State</text:text-input></text:p>
          </table:table-cell>
        </table:table-row>
      </table:table>
      <text:p text:style-name="P21"><text:text-input text:description="&lt;if test=&quot;get_message(data)&quot;&gt;">If</text:text-input></text:p>
      <text:p text:style-name="P21"><text:soft-page-break/></text:p>
      <text:p text:style-name="P63"><text:text-input text:description="&lt;format(get_message(data))&gt;">Message</text:text-input> </text:p>
      <text:p text:style-name="P21"><text:text-input text:description="&lt;/if&gt;">Endif</text:text-input></text:p>
      <text:p text:style-name="P17"><text:text-input text:description="&lt;if test=&quot;o.note&quot;&gt;">If</text:text-input></text:p>
      <text:p text:style-name="P14"/>
      <text:p text:style-name="P53"><text:span text:style-name="T3"><text:text-input text:description="&lt;format(o.note or '')&gt;">Notes</text:text-input></text:span> </text:p>
      <text:p text:style-name="P14"><text:text-input text:description="&lt;/if&gt;">Endif</text:text-input>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7">Description </text:p>
            </table:table-cell>
            <table:table-cell table:style-name="Tableau2.A1" office:value-type="string">
              <text:p text:style-name="P8"><text:s/><text:span text:style-name="T21">Qté</text:span></text:p>
            </table:table-cell>
            <table:table-cell table:style-name="Tableau2.A1" office:value-type="string">
              <text:p text:style-name="P9">Date</text:p>
            </table:table-cell>
            <table:table-cell table:style-name="Tableau2.D1" table:number-columns-spanned="2" office:value-type="string">
              <text:p text:style-name="P6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0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float" office:value="0">
            <text:p text:style-name="P34"><text:text-input text:description="&lt;line.product_id.default_code&gt;">Supplier code</text:text-input></text:p>
            <text:p text:style-name="P60"><text:text-input text:description="&lt;line.product_id.name&gt;">Supplier name</text:text-input></text:p>
            <text:p text:style-name="P59"><text:text-input text:description="&lt;if test=&quot;line.name&quot;&gt;">If</text:text-input></text:p>
            <text:p text:style-name="P62"><text:span text:style-name="T8">Ligne</text:span><text:span text:style-name="T7">: </text:span><text:span text:style-name="T9"><text:text-input text:description="&lt;line.name or ''&gt;">Notes</text:text-input></text:span></text:p>
            <text:p text:style-name="P61"><text:text-input text:description="&lt;/if&gt;">Endif</text:text-input></text:p>
          </table:table-cell>
          <table:table-cell table:style-name="Tableau2.B3" table:number-rows-spanned="4" office:value-type="float" office:value="0">
            <text:p text:style-name="P29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float" office:value="0">
            <text:p text:style-name="P16"><text:text-input text:description="&lt;if test=&quot;line.state =='done'&quot;&gt;">If</text:text-input></text:p>
            <text:p text:style-name="P32"><text:text-input text:description="&lt;formatLang(line.date,date = True)&gt;">Date</text:text-input></text:p>
            <text:p text:style-name="P16"><text:text-input text:description="&lt;/if&gt;">Endif</text:text-input></text:p>
            <text:p text:style-name="P16"><text:text-input text:description="&lt;if test=&quot;line.state &lt;&gt; 'done'&quot;&gt;">If</text:text-input></text:p>
            <text:p text:style-name="P33"><text:text-input text:description="&lt;formatLang(line.date_expected,date = True)&gt;">Date expected</text:text-input></text:p>
            <text:p text:style-name="P16"><text:text-input text:description="&lt;/if&gt;">Endif</text:text-input></text:p>
          </table:table-cell>
          <table:table-cell table:style-name="Tableau2.B3" office:value-type="float" office:value="0">
            <text:p text:style-name="P43">État</text:p>
          </table:table-cell>
          <table:table-cell table:style-name="Tableau2.E3" office:value-type="float" office:value="0">
            <text:p text:style-name="P45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44">Origine</text:p>
          </table:table-cell>
          <table:table-cell table:style-name="Tableau2.E3" office:value-type="float" office:value="0">
            <text:p text:style-name="P46"><text:text-input text:description="&lt;line.move_origin or '---'&gt;">Move origi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42">Source</text:p>
          </table:table-cell>
          <table:table-cell table:style-name="Tableau2.E3" office:value-type="float" office:value="0">
            <text:p text:style-name="P49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42">Destination</text:p>
          </table:table-cell>
          <table:table-cell table:style-name="Tableau2.E3" office:value-type="float" office:value="0">
            <text:p text:style-name="P49"><text:text-input text:description="&lt;line.location_dest_id.name&gt;">Destination location</text:text-input></text:p>
          </table:table-cell>
        </table:table-row>
        <table:table-row table:style-name="Tableau2.7">
          <table:table-cell table:style-name="Tableau2.A7" table:number-columns-spanned="5" office:value-type="float" office:value="0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4T12:04:45.762000000</dc:date>
    <meta:editing-duration>P1DT1H46M33S</meta:editing-duration>
    <meta:editing-cycles>579</meta:editing-cycles>
    <meta:generator>LibreOffice/4.1.0.4$Windows_x86 LibreOffice_project/89ea49ddacd9aa532507cbf852f2bb22b1ace28</meta:generator>
    <meta:document-statistic meta:table-count="5" meta:image-count="0" meta:object-count="0" meta:page-count="2" meta:paragraph-count="114" meta:word-count="166" meta:character-count="911" meta:non-whitespace-character-count="851"/>
    <meta:user-defined meta:name="Info 1"/>
    <meta:user-defined meta:name="Info 2"/>
    <meta:user-defined meta:name="Info 3"/>
    <meta:user-defined meta:name="Info 4"/>
  </office:meta>
</office:document-meta>
</file>